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AR"/>
    </style:style>
    <style:style style:name="P2" style:parent-style-name="Standard" style:family="paragraph">
      <style:text-properties fo:language="es" fo:country="AR"/>
    </style:style>
    <style:style style:name="P3" style:parent-style-name="Standard" style:family="paragraph">
      <style:text-properties fo:language="es" fo:country="AR"/>
    </style:style>
    <style:style style:name="P4" style:parent-style-name="Standard" style:family="paragraph">
      <style:text-properties fo:language="es" fo:country="AR"/>
    </style:style>
    <style:style style:name="P5" style:parent-style-name="Standard" style:family="paragraph">
      <style:text-properties fo:language="es" fo:country="AR"/>
    </style:style>
    <style:style style:name="P6" style:parent-style-name="Standard" style:family="paragraph">
      <style:text-properties fo:language="es" fo:country="AR"/>
    </style:style>
    <style:style style:name="P7" style:parent-style-name="Standard" style:family="paragraph">
      <style:text-properties fo:language="es" fo:country="AR"/>
    </style:style>
    <style:style style:name="P8" style:parent-style-name="Standard" style:family="paragraph">
      <style:text-properties fo:language="es" fo:country="AR"/>
    </style:style>
    <style:style style:name="T9" style:parent-style-name="Fuentedepárrafopredeter." style:family="text">
      <style:text-properties fo:language="es" fo:country="AR"/>
    </style:style>
    <style:style style:name="T10" style:parent-style-name="Fuentedepárrafopredeter." style:family="text">
      <style:text-properties fo:language="es" fo:country="AR"/>
    </style:style>
    <style:style style:name="T11" style:parent-style-name="Fuentedepárrafopredeter." style:family="text">
      <style:text-properties fo:language="es" fo:country="AR"/>
    </style:style>
    <style:style style:name="T12" style:parent-style-name="Fuentedepárrafopredeter." style:family="text">
      <style:text-properties fo:language="es" fo:country="AR"/>
    </style:style>
    <style:style style:name="T13" style:parent-style-name="Fuentedepárrafopredeter." style:family="text">
      <style:text-properties fo:language="es" fo:country="AR"/>
    </style:style>
    <style:style style:name="P14" style:parent-style-name="Standard" style:family="paragraph">
      <style:text-properties fo:language="es" fo:country="AR"/>
    </style:style>
    <style:style style:name="P15" style:parent-style-name="Standard" style:family="paragraph">
      <style:text-properties fo:language="es" fo:country="AR"/>
    </style:style>
    <style:style style:name="P16" style:parent-style-name="Standard" style:family="paragraph">
      <style:text-properties fo:language="es" fo:country="AR"/>
    </style:style>
    <style:style style:name="P17" style:parent-style-name="Standard" style:family="paragraph">
      <style:text-properties fo:language="es" fo:country="AR"/>
    </style:style>
    <style:style style:name="P18" style:parent-style-name="Standard" style:family="paragraph">
      <style:text-properties fo:language="es" fo:country="AR"/>
    </style:style>
    <style:style style:name="P19" style:parent-style-name="Standard" style:family="paragraph">
      <style:text-properties fo:language="es" fo:country="AR"/>
    </style:style>
    <style:style style:name="P20" style:parent-style-name="Standard" style:family="paragraph">
      <style:text-properties fo:language="es" fo:country="AR"/>
    </style:style>
    <style:style style:name="P21" style:parent-style-name="Standard" style:family="paragraph">
      <style:text-properties fo:language="es" fo:country="AR"/>
    </style:style>
    <style:style style:name="P22" style:parent-style-name="Standard" style:family="paragraph">
      <style:text-properties fo:language="es" fo:country="AR"/>
    </style:style>
    <style:style style:name="P23" style:parent-style-name="Standard" style:family="paragraph">
      <style:text-properties fo:language="es" fo:country="AR"/>
    </style:style>
    <style:style style:name="P24" style:parent-style-name="Standard" style:family="paragraph">
      <style:text-properties fo:language="es" fo:country="AR"/>
    </style:style>
    <style:style style:name="P25" style:parent-style-name="Standard" style:family="paragraph">
      <style:text-properties fo:language="es" fo:country="AR"/>
    </style:style>
    <style:style style:name="P26" style:parent-style-name="Standard" style:family="paragraph">
      <style:text-properties fo:language="es" fo:country="AR"/>
    </style:style>
    <style:style style:name="P27" style:parent-style-name="Standard" style:family="paragraph">
      <style:text-properties fo:language="es" fo:country="AR"/>
    </style:style>
    <style:style style:name="P28" style:parent-style-name="Standard" style:family="paragraph">
      <style:text-properties fo:language="es" fo:country="AR"/>
    </style:style>
    <style:style style:name="P29" style:parent-style-name="Standard" style:family="paragraph">
      <style:text-properties fo:language="es" fo:country="AR"/>
    </style:style>
    <style:style style:name="P30" style:parent-style-name="Standard" style:family="paragraph">
      <style:text-properties fo:language="es" fo:country="AR"/>
    </style:style>
    <style:style style:name="P31" style:parent-style-name="Standard" style:family="paragraph">
      <style:text-properties fo:language="es" fo:country="AR"/>
    </style:style>
    <style:style style:name="P32" style:parent-style-name="Standard" style:family="paragraph">
      <style:text-properties fo:language="es" fo:country="AR"/>
    </style:style>
    <style:style style:name="P33" style:parent-style-name="Standard" style:family="paragraph">
      <style:text-properties fo:language="es" fo:country="AR"/>
    </style:style>
    <style:style style:name="P34" style:parent-style-name="Standard" style:family="paragraph">
      <style:text-properties fo:language="es" fo:country="AR"/>
    </style:style>
    <style:style style:name="P35" style:parent-style-name="Standard" style:family="paragraph">
      <style:text-properties fo:language="es" fo:country="AR"/>
    </style:style>
    <style:style style:name="P36" style:parent-style-name="Standard" style:family="paragraph">
      <style:text-properties fo:language="es" fo:country="AR"/>
    </style:style>
    <style:style style:name="P37" style:parent-style-name="Standard" style:family="paragraph">
      <style:text-properties fo:language="es" fo:country="AR"/>
    </style:style>
    <style:style style:name="P38" style:parent-style-name="Standard" style:family="paragraph">
      <style:text-properties fo:language="es" fo:country="AR"/>
    </style:style>
    <style:style style:name="P39" style:parent-style-name="Standard" style:family="paragraph">
      <style:text-properties fo:language="es" fo:country="AR"/>
    </style:style>
    <style:style style:name="P40" style:parent-style-name="Standard" style:family="paragraph">
      <style:text-properties fo:language="es" fo:country="AR"/>
    </style:style>
    <style:style style:name="P41" style:parent-style-name="Standard" style:family="paragraph">
      <style:text-properties fo:language="es" fo:country="AR"/>
    </style:style>
    <style:style style:name="P42" style:parent-style-name="Standard" style:family="paragraph">
      <style:text-properties fo:language="es" fo:country="AR"/>
    </style:style>
    <style:style style:name="P43" style:parent-style-name="Standard" style:family="paragraph">
      <style:text-properties fo:language="es" fo:country="AR"/>
    </style:style>
    <style:style style:name="P44" style:parent-style-name="Standard" style:family="paragraph">
      <style:text-properties fo:language="es" fo:country="AR"/>
    </style:style>
    <style:style style:name="P45" style:parent-style-name="Standard" style:family="paragraph">
      <style:text-properties fo:language="es" fo:country="AR"/>
    </style:style>
    <style:style style:name="P46" style:parent-style-name="Standard" style:family="paragraph">
      <style:text-properties fo:language="es" fo:country="AR"/>
    </style:style>
    <style:style style:name="P47" style:parent-style-name="Standard" style:family="paragraph">
      <style:text-properties fo:language="es" fo:country="AR"/>
    </style:style>
    <style:style style:name="P48" style:parent-style-name="Standard" style:family="paragraph">
      <style:text-properties fo:language="es" fo:country="AR"/>
    </style:style>
    <style:style style:name="P49" style:parent-style-name="Standard" style:family="paragraph">
      <style:text-properties fo:language="es" fo:country="AR"/>
    </style:style>
    <style:style style:name="P50" style:parent-style-name="Standard" style:family="paragraph">
      <style:text-properties fo:language="es" fo:country="AR"/>
    </style:style>
    <style:style style:name="P51" style:parent-style-name="Standard" style:family="paragraph">
      <style:text-properties fo:language="es" fo:country="AR"/>
    </style:style>
    <style:style style:name="P52" style:parent-style-name="Standard" style:family="paragraph">
      <style:text-properties fo:language="es" fo:country="AR"/>
    </style:style>
    <style:style style:name="P53" style:parent-style-name="Standard" style:family="paragraph">
      <style:text-properties fo:language="es" fo:country="AR"/>
    </style:style>
    <style:style style:name="P54" style:parent-style-name="Standard" style:family="paragraph">
      <style:text-properties fo:language="es" fo:country="AR"/>
    </style:style>
    <style:style style:name="P55" style:parent-style-name="Standard" style:family="paragraph">
      <style:text-properties fo:language="es" fo:country="AR"/>
    </style:style>
    <style:style style:name="P56" style:parent-style-name="Standard" style:family="paragraph">
      <style:text-properties fo:language="es" fo:country="AR"/>
    </style:style>
    <style:style style:name="P57" style:parent-style-name="Standard" style:family="paragraph">
      <style:text-properties fo:language="es" fo:country="AR"/>
    </style:style>
    <style:style style:name="P58" style:parent-style-name="Standard" style:family="paragraph">
      <style:text-properties fo:language="es" fo:country="AR"/>
    </style:style>
    <style:style style:name="P59" style:parent-style-name="Standard" style:family="paragraph">
      <style:text-properties fo:language="es" fo:country="AR"/>
    </style:style>
    <style:style style:name="P60" style:parent-style-name="Standard" style:family="paragraph">
      <style:text-properties fo:language="es" fo:country="AR"/>
    </style:style>
    <style:style style:name="P61" style:parent-style-name="Standard" style:family="paragraph">
      <style:text-properties fo:language="es" fo:country="AR"/>
    </style:style>
    <style:style style:name="P62" style:parent-style-name="Standard" style:family="paragraph">
      <style:text-properties fo:language="es" fo:country="AR"/>
    </style:style>
    <style:style style:name="P63" style:parent-style-name="Standard" style:family="paragraph">
      <style:text-properties fo:language="es" fo:country="AR"/>
    </style:style>
    <style:style style:name="P64" style:parent-style-name="Standard" style:family="paragraph">
      <style:text-properties fo:language="es" fo:country="AR"/>
    </style:style>
    <style:style style:name="P65" style:parent-style-name="Standard" style:family="paragraph">
      <style:text-properties fo:language="es" fo:country="AR"/>
    </style:style>
    <style:style style:name="P66" style:parent-style-name="Standard" style:family="paragraph">
      <style:text-properties fo:language="es" fo:country="AR"/>
    </style:style>
    <style:style style:name="P67" style:parent-style-name="Standard" style:family="paragraph">
      <style:text-properties fo:language="es" fo:country="AR"/>
    </style:style>
    <style:style style:name="P68" style:parent-style-name="Standard" style:family="paragraph">
      <style:text-properties fo:language="es" fo:country="AR"/>
    </style:style>
    <style:style style:name="P69" style:parent-style-name="Standard" style:family="paragraph">
      <style:text-properties fo:language="es" fo:country="AR"/>
    </style:style>
    <style:style style:name="P70" style:parent-style-name="Standard" style:family="paragraph">
      <style:text-properties fo:language="es" fo:country="AR"/>
    </style:style>
    <style:style style:name="P71" style:parent-style-name="Standard" style:family="paragraph">
      <style:text-properties fo:font-weight="bold" style:font-weight-asian="bold" style:font-weight-complex="bold" fo:language="es" fo:country="AR"/>
    </style:style>
    <style:style style:name="T72" style:parent-style-name="Fuentedepárrafopredeter." style:family="text">
      <style:text-properties fo:language="es" fo:country="AR"/>
    </style:style>
    <style:style style:name="P73" style:parent-style-name="Standard" style:family="paragraph">
      <style:text-properties fo:language="es" fo:country="AR"/>
    </style:style>
    <style:style style:name="P74" style:parent-style-name="Standard" style:family="paragraph">
      <style:text-properties fo:language="es" fo:country="AR"/>
    </style:style>
    <style:style style:name="P75" style:parent-style-name="Standard" style:family="paragraph">
      <style:text-properties fo:language="es" fo:country="AR"/>
    </style:style>
    <style:style style:name="P76" style:parent-style-name="Standard" style:family="paragraph">
      <style:text-properties fo:language="es" fo:country="AR"/>
    </style:style>
    <style:style style:name="P77" style:parent-style-name="Standard" style:family="paragraph">
      <style:text-properties fo:language="es" fo:country="AR"/>
    </style:style>
    <style:style style:name="P78" style:parent-style-name="Standard" style:family="paragraph">
      <style:text-properties fo:language="es" fo:country="AR"/>
    </style:style>
    <style:style style:name="P79" style:parent-style-name="Standard" style:family="paragraph">
      <style:text-properties fo:language="es" fo:country="AR"/>
    </style:style>
    <style:style style:name="P80" style:parent-style-name="Standard" style:family="paragraph">
      <style:text-properties fo:language="es" fo:country="AR"/>
    </style:style>
    <style:style style:name="P81" style:parent-style-name="Standard" style:family="paragraph">
      <style:text-properties fo:language="es" fo:country="AR"/>
    </style:style>
    <style:style style:name="P82" style:parent-style-name="Standard" style:family="paragraph">
      <style:text-properties fo:language="es" fo:country="AR"/>
    </style:style>
    <style:style style:name="P83" style:parent-style-name="Standard" style:family="paragraph">
      <style:text-properties fo:language="es" fo:country="AR"/>
    </style:style>
    <style:style style:name="P84" style:parent-style-name="Standard" style:family="paragraph">
      <style:text-properties fo:language="es" fo:country="AR"/>
    </style:style>
    <style:style style:name="P85" style:parent-style-name="Standard" style:family="paragraph">
      <style:text-properties fo:language="es" fo:country="AR"/>
    </style:style>
    <style:style style:name="P86" style:parent-style-name="Standard" style:family="paragraph">
      <style:text-properties fo:language="es" fo:country="AR"/>
    </style:style>
    <style:style style:name="P87" style:parent-style-name="Standard" style:family="paragraph">
      <style:text-properties fo:language="es" fo:country="AR"/>
    </style:style>
    <style:style style:name="P88" style:parent-style-name="Standard" style:family="paragraph">
      <style:text-properties fo:language="es" fo:country="AR"/>
    </style:style>
    <style:style style:name="P89" style:parent-style-name="Standard" style:family="paragraph">
      <style:text-properties fo:language="es" fo:country="AR"/>
    </style:style>
    <style:style style:name="P90" style:parent-style-name="Standard" style:family="paragraph">
      <style:text-properties fo:language="es" fo:country="AR"/>
    </style:style>
    <style:style style:name="P91" style:parent-style-name="Standard" style:family="paragraph">
      <style:text-properties fo:language="es" fo:country="AR"/>
    </style:style>
    <style:style style:name="P92" style:parent-style-name="Standard" style:family="paragraph">
      <style:text-properties fo:language="es" fo:country="AR"/>
    </style:style>
    <style:style style:name="P93" style:parent-style-name="Standard" style:family="paragraph">
      <style:text-properties fo:language="es" fo:country="AR"/>
    </style:style>
    <style:style style:name="P94" style:parent-style-name="Standard" style:family="paragraph">
      <style:text-properties fo:language="es" fo:country="AR"/>
    </style:style>
    <style:style style:name="P95" style:parent-style-name="Standard" style:family="paragraph">
      <style:text-properties fo:language="es" fo:country="AR"/>
    </style:style>
    <style:style style:name="P96" style:parent-style-name="Standard" style:family="paragraph">
      <style:text-properties fo:language="es" fo:country="AR"/>
    </style:style>
    <style:style style:name="P97" style:parent-style-name="Standard" style:family="paragraph">
      <style:text-properties fo:language="es" fo:country="AR"/>
    </style:style>
    <style:style style:name="P98" style:parent-style-name="Standard" style:family="paragraph">
      <style:text-properties fo:language="es" fo:country="AR"/>
    </style:style>
    <style:style style:name="P99" style:parent-style-name="Standard" style:family="paragraph">
      <style:text-properties fo:language="es" fo:country="AR"/>
    </style:style>
    <style:style style:name="P100" style:parent-style-name="Standard" style:family="paragraph">
      <style:text-properties fo:language="es" fo:country="AR"/>
    </style:style>
    <style:style style:name="P101" style:parent-style-name="Standard" style:family="paragraph">
      <style:text-properties fo:language="es" fo:country="AR"/>
    </style:style>
    <style:style style:name="P102" style:parent-style-name="Standard" style:family="paragraph">
      <style:text-properties fo:language="es" fo:country="AR"/>
    </style:style>
    <style:style style:name="P103" style:parent-style-name="Standard" style:family="paragraph">
      <style:text-properties fo:language="es" fo:country="AR"/>
    </style:style>
    <style:style style:name="P104" style:parent-style-name="Standard" style:family="paragraph">
      <style:text-properties fo:language="es" fo:country="AR"/>
    </style:style>
    <style:style style:name="P105" style:parent-style-name="Standard" style:family="paragraph">
      <style:text-properties fo:language="es" fo:country="AR"/>
    </style:style>
    <style:style style:name="P106" style:parent-style-name="Standard" style:family="paragraph">
      <style:text-properties fo:language="es" fo:country="AR"/>
    </style:style>
    <style:style style:name="P107" style:parent-style-name="Standard" style:family="paragraph">
      <style:text-properties fo:font-weight="bold" style:font-weight-asian="bold" style:font-weight-complex="bold" fo:language="es" fo:country="AR"/>
    </style:style>
    <style:style style:name="T108" style:parent-style-name="Fuentedepárrafopredeter." style:family="text">
      <style:text-properties fo:language="es" fo:country="AR"/>
    </style:style>
    <style:style style:name="P109" style:parent-style-name="Standard" style:family="paragraph">
      <style:text-properties fo:language="es" fo:country="AR"/>
    </style:style>
    <style:style style:name="P110" style:parent-style-name="Standard" style:family="paragraph">
      <style:text-properties fo:language="es" fo:country="AR"/>
    </style:style>
    <style:style style:name="P111" style:parent-style-name="Standard" style:family="paragraph">
      <style:text-properties fo:language="es" fo:country="AR"/>
    </style:style>
    <style:style style:name="P112" style:parent-style-name="Standard" style:family="paragraph">
      <style:text-properties fo:language="es" fo:country="AR"/>
    </style:style>
    <style:style style:name="P113" style:parent-style-name="Standard" style:family="paragraph">
      <style:text-properties fo:language="es" fo:country="AR"/>
    </style:style>
    <style:style style:name="P114" style:parent-style-name="Standard" style:family="paragraph">
      <style:text-properties fo:language="es" fo:country="AR"/>
    </style:style>
    <style:style style:name="P115" style:parent-style-name="Standard" style:family="paragraph">
      <style:text-properties fo:language="es" fo:country="AR"/>
    </style:style>
    <style:style style:name="P116" style:parent-style-name="Standard" style:family="paragraph">
      <style:text-properties fo:language="es" fo:country="AR"/>
    </style:style>
    <style:style style:name="P117" style:parent-style-name="Standard" style:family="paragraph">
      <style:text-properties fo:language="es" fo:country="AR"/>
    </style:style>
    <style:style style:name="P118" style:parent-style-name="Standard" style:family="paragraph">
      <style:text-properties fo:language="es" fo:country="AR"/>
    </style:style>
    <style:style style:name="P119" style:parent-style-name="Standard" style:family="paragraph">
      <style:text-properties fo:language="es" fo:country="AR"/>
    </style:style>
    <style:style style:name="P120" style:parent-style-name="Standard" style:family="paragraph">
      <style:text-properties fo:language="es" fo:country="AR"/>
    </style:style>
    <style:style style:name="P121" style:parent-style-name="Standard" style:family="paragraph">
      <style:text-properties fo:language="es" fo:country="AR"/>
    </style:style>
    <style:style style:name="P122" style:parent-style-name="Standard" style:family="paragraph">
      <style:text-properties fo:language="es" fo:country="AR"/>
    </style:style>
    <style:style style:name="P123" style:parent-style-name="Standard" style:family="paragraph">
      <style:text-properties fo:language="es" fo:country="AR"/>
    </style:style>
    <style:style style:name="P124" style:parent-style-name="Standard" style:family="paragraph">
      <style:text-properties fo:language="es" fo:country="AR"/>
    </style:style>
    <style:style style:name="P125" style:parent-style-name="Standard" style:family="paragraph">
      <style:text-properties fo:language="es" fo:country="AR"/>
    </style:style>
    <style:style style:name="P126" style:parent-style-name="Standard" style:family="paragraph">
      <style:text-properties fo:language="es" fo:country="AR"/>
    </style:style>
    <style:style style:name="P127" style:parent-style-name="Standard" style:family="paragraph">
      <style:text-properties fo:language="es" fo:country="AR"/>
    </style:style>
    <style:style style:name="T128" style:parent-style-name="Fuentedepárrafopredeter." style:family="text">
      <style:text-properties fo:language="es" fo:country="AR"/>
    </style:style>
    <style:style style:name="P129" style:parent-style-name="Standard" style:family="paragraph">
      <style:text-properties fo:language="es" fo:country="AR"/>
    </style:style>
    <style:style style:name="P130" style:parent-style-name="Standard" style:family="paragraph">
      <style:text-properties fo:language="es" fo:country="AR"/>
    </style:style>
    <style:style style:name="P131" style:parent-style-name="Standard" style:family="paragraph">
      <style:text-properties fo:language="es" fo:country="AR"/>
    </style:style>
    <style:style style:name="P132" style:parent-style-name="Standard" style:family="paragraph">
      <style:text-properties fo:language="es" fo:country="AR"/>
    </style:style>
    <style:style style:name="P133" style:parent-style-name="Standard" style:family="paragraph">
      <style:text-properties fo:language="es" fo:country="AR"/>
    </style:style>
    <style:style style:name="T134" style:parent-style-name="Fuentedepárrafopredeter." style:family="text">
      <style:text-properties fo:font-weight="bold" style:font-weight-asian="bold" style:font-weight-complex="bold" fo:language="es" fo:country="AR"/>
    </style:style>
    <style:style style:name="P135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asos de prueba<text:s/>Inicio de<text:s/>sesión</text:p>
      <text:p text:style-name="P2"/>
      <text:p text:style-name="P3">ID: 1</text:p>
      <text:p text:style-name="P4">Título: Ingresar mail solo</text:p>
      <text:p text:style-name="P5">Descripción:</text:p>
      <text:p text:style-name="P6">Precondiciones + Postcondiciones: estar en<text:s/>la pantalla de inicio de<text:s/>sesión</text:p>
      <text:p text:style-name="P7">Pasos a seguir:</text:p>
      <text:p text:style-name="P8">1_ Ingresar el mail</text:p>
      <text:p text:style-name="Standard"><text:span text:style-name="T9">2_ Apretar el<text:s/></text:span><text:span text:style-name="T10">botón</text:span><text:span text:style-name="T11"><text:s/>“Iniciar<text:s/></text:span><text:span text:style-name="T12">sesión</text:span><text:span text:style-name="T13">”</text:span></text:p>
      <text:p text:style-name="P14">Resultado esperado: No se<text:s/>podrá<text:s/>acceder porque falta la contraseña.</text:p>
      <text:p text:style-name="P15">Prioridad: Baja</text:p>
      <text:p text:style-name="P16"/>
      <text:p text:style-name="P17">ID: 2</text:p>
      <text:p text:style-name="P18">Título: Ingresar contraseña sola</text:p>
      <text:p text:style-name="P19">Descripción:</text:p>
      <text:p text:style-name="P20">Precondiciones + Postcondiciones: estar en<text:s/>la pantalla de inicio de<text:s/>sesión</text:p>
      <text:p text:style-name="P21">Pasos a seguir:</text:p>
      <text:p text:style-name="P22">1_ Ingresar la contraseña</text:p>
      <text:p text:style-name="P23">2_ Apretar el<text:s/>botón<text:s/>“Iniciar<text:s/>sesión”</text:p>
      <text:p text:style-name="P24">Resultado esperado: No se<text:s/>podrá<text:s/>acceder porque falta el mail.</text:p>
      <text:p text:style-name="P25">Prioridad: Baja</text:p>
      <text:p text:style-name="P26"/>
      <text:p text:style-name="P27">ID: 3</text:p>
      <text:p text:style-name="P28">Título: Ingresar mail y contraseña correctamente</text:p>
      <text:p text:style-name="P29">Descripción:</text:p>
      <text:p text:style-name="P30">Precondiciones + Postcondiciones: Estar en<text:s/>la pantalla de Inicio de<text:s/>sesión</text:p>
      <text:p text:style-name="P31">Pasos a seguir:</text:p>
      <text:p text:style-name="P32">1_ Ingresar mail</text:p>
      <text:p text:style-name="P33">2_ Ingresar contraseña</text:p>
      <text:p text:style-name="P34">3_ Apretar el<text:s/>botón<text:s/>“Iniciar<text:s/>sesión”</text:p>
      <text:p text:style-name="P35">Resultado esperado: Se<text:s/>podrá<text:s/>acceder a la<text:s/>aplicación</text:p>
      <text:p text:style-name="P36">Prioridad: Alta</text:p>
      <text:p text:style-name="P37"><text:tab/></text:p>
      <text:p text:style-name="P38">ID: 4</text:p>
      <text:p text:style-name="P39">Título: Ingresar mail y contraseña mal</text:p>
      <text:p text:style-name="P40">Descripción:</text:p>
      <text:p text:style-name="P41">Precondiciones + Postcondiciones: Estar en<text:s/>el apartado de inicio de<text:s/>sesión</text:p>
      <text:p text:style-name="P42">Pasos a seguir:</text:p>
      <text:p text:style-name="P43">1_ Ingresar mail</text:p>
      <text:p text:style-name="P44">2_ Ingresar contraseña</text:p>
      <text:p text:style-name="P45">3_ Apretar el<text:s/>botón<text:s/>“Iniciar<text:s/>sesión”</text:p>
      <text:p text:style-name="P46">Resultado esperado: No se<text:s/>podrá<text:s/>acceder a la<text:s/>aplicación</text:p>
      <text:p text:style-name="P47">Prioridad: Alta</text:p>
      <text:p text:style-name="P48"/>
      <text:p text:style-name="P49">ID: 5</text:p>
      <text:p text:style-name="P50">Título: ¿Olvidaste contraseña? (Ingresar mail registrado)</text:p>
      <text:p text:style-name="P51">Descripción:</text:p>
      <text:p text:style-name="P52">Precondiciones + Postcondiciones: Estar en<text:s/>el apartado inicio de<text:s/>sesión</text:p>
      <text:p text:style-name="P53">Pasos a seguir:</text:p>
      <text:p text:style-name="P54">1_ Apretar el<text:s/>botón<text:s/>“¿Olvidaste tu contraseña?”</text:p>
      <text:p text:style-name="P55">2_ Ingresar el mail de la cuenta</text:p>
      <text:p text:style-name="P56">3_ Apretar el<text:s/>botón<text:s/>aceptar</text:p>
      <text:soft-page-break/>
      <text:p text:style-name="P57">4_ Dirigirte a tu mail para modificar la contraseña con<text:s/>el correo recibido</text:p>
      <text:p text:style-name="P58">Resultado esperado: Poder cambiar la contraseña.</text:p>
      <text:p text:style-name="P59">Prioridad: Alta</text:p>
      <text:p text:style-name="P60"/>
      <text:p text:style-name="P61">ID: 6</text:p>
      <text:p text:style-name="P62">Título: ¿Olvidaste contraseña? (Ingresar mail no registrado)</text:p>
      <text:p text:style-name="P63">Descripción:</text:p>
      <text:p text:style-name="P64">Precondiciones + Postcondiciones: estar en<text:s/>el apartado inicio de<text:s/>sesión</text:p>
      <text:p text:style-name="P65">Pasos a seguir:</text:p>
      <text:p text:style-name="P66">1_ Apretar el<text:s/>botón<text:s/>“¿olvidaste tu contraseña?</text:p>
      <text:p text:style-name="P67">2_ Ingresar el mail</text:p>
      <text:p text:style-name="P68">3_ Apretar el<text:s/>botón<text:s/>“siguiente”</text:p>
      <text:p text:style-name="P69">Resultado esperado:<text:s/>Deberá<text:s/>notificar el error y no se<text:s/>podrá<text:s/>cambiar la contraseña porque no hay cuenta vinculada a ese correo</text:p>
      <text:p text:style-name="P70">Prioridad: Media</text:p>
      <text:p text:style-name="P71"><text:tab/></text:p>
      <text:p text:style-name="Standard"><text:span text:style-name="T72">ID: 7</text:span></text:p>
      <text:p text:style-name="P73">Título: ¿Olvidaste contraseña? (Apretar el<text:s/>botón<text:s/>“siguiente” sin<text:s/>ningún<text:s/>dato cargado)</text:p>
      <text:p text:style-name="P74">Descripción:</text:p>
      <text:p text:style-name="P75">Precondiciones + Postcondiciones: Estar en<text:s/>el apartado de inicio de<text:s/>sesión</text:p>
      <text:p text:style-name="P76">Pasos a seguir:</text:p>
      <text:p text:style-name="P77">1_ Apretar el<text:s/>botón<text:s/>“¿olvidaste tu contraseña?”</text:p>
      <text:p text:style-name="P78">2_ Apretar el<text:s/>botón<text:s/>“siguiente”</text:p>
      <text:p text:style-name="P79">Resultado esperado:<text:s/>Deberá<text:s/>dar error porque no se<text:s/>ingresó<text:s/>ningún<text:s/>mail</text:p>
      <text:p text:style-name="P80">Prioridad: Baja</text:p>
      <text:p text:style-name="P81"/>
      <text:p text:style-name="P82">ID: 8</text:p>
      <text:p text:style-name="P83">Título: Apretar el<text:s/>botón<text:s/>para volver a la<text:s/>página<text:s/>anterior</text:p>
      <text:p text:style-name="P84">Descripción:</text:p>
      <text:p text:style-name="P85">Precondiciones + Postcondiciones: haber apretado “¿Olvidaste tu contraseña?” y estar en<text:s/>ese apartado</text:p>
      <text:p text:style-name="P86">Pasos a seguir:</text:p>
      <text:p text:style-name="P87">1_ Apretar el<text:s/>botón<text:s/>para volver a la<text:s/>página<text:s/>anterior.</text:p>
      <text:p text:style-name="P88">Resultado esperado: Volver a la<text:s/>página<text:s/>de “Inicio de<text:s/>sesión”</text:p>
      <text:p text:style-name="P89">Prioridad: Media</text:p>
      <text:p text:style-name="P90"><text:tab/></text:p>
      <text:p text:style-name="P91">ID: 9</text:p>
      <text:p text:style-name="P92">Título: Apretar el<text:s/>botón<text:s/>“Iniciar<text:s/>sesión” sin<text:s/>ningún<text:s/>dato cargado</text:p>
      <text:p text:style-name="P93">Descripción:</text:p>
      <text:p text:style-name="P94">Precondiciones + Postcondiciones: Estar en<text:s/>la pantalla de inicio de<text:s/>sesión</text:p>
      <text:p text:style-name="P95">Pasos a seguir:</text:p>
      <text:p text:style-name="P96">1_ Apretar el<text:s/>botón<text:s/>“Iniciar<text:s/>sesión”</text:p>
      <text:p text:style-name="P97">Resultado esperado: Saltara error debido a que no se<text:s/>ingresó<text:s/>el usuario y la contraseña</text:p>
      <text:p text:style-name="P98">Prioridad: Baja</text:p>
      <text:p text:style-name="P99">ID: 10</text:p>
      <text:p text:style-name="P100">Título: Apretar el<text:s/>botón<text:s/>de Crear cuenta</text:p>
      <text:p text:style-name="P101">Descripción:</text:p>
      <text:p text:style-name="P102">Precondiciones + Postcondiciones: Estar en<text:s/>el apartado de inicio de<text:s/>sesión</text:p>
      <text:p text:style-name="P103">Pasos a seguir:</text:p>
      <text:p text:style-name="P104">1_ Apretar el<text:s/>botón<text:s/>“Crear cuenta”</text:p>
      <text:p text:style-name="P105">Resultado esperado: Debes ser redirigido a la pantalla de Crear Cuenta</text:p>
      <text:p text:style-name="P106">Prioridad: Alta</text:p>
      <text:soft-page-break/>
      <text:p text:style-name="P107"><text:tab/></text:p>
      <text:p text:style-name="Standard"><text:span text:style-name="T108">ID: 11</text:span></text:p>
      <text:p text:style-name="P109">Título: Apretar el ojo para mostrar contraseña</text:p>
      <text:p text:style-name="P110">Descripción:</text:p>
      <text:p text:style-name="P111">Precondiciones + Postcondiciones: Estar en<text:s/>el apartado de inicio de<text:s/>sesión<text:s/>y el<text:s/>símbolo<text:s/>del ojo este en<text:s/>modo oculto</text:p>
      <text:p text:style-name="P112">Pasos a seguir:</text:p>
      <text:p text:style-name="P113">1_ Apretar el<text:s/>botón<text:s/>del ojo</text:p>
      <text:p text:style-name="P114">Resultado esperado: Se<text:s/>mostrará<text:s/>la contraseña</text:p>
      <text:p text:style-name="P115">Prioridad: Media</text:p>
      <text:p text:style-name="P116"/>
      <text:p text:style-name="P117">ID: 12</text:p>
      <text:p text:style-name="P118">Título: Apretar el ojo para ocultar contraseña</text:p>
      <text:p text:style-name="P119">Descripción:</text:p>
      <text:p text:style-name="P120">Precondiciones + Postcondiciones: Estar en<text:s/>el apartado de inicio de<text:s/>sesión<text:s/>y el<text:s/>símbolo<text:s/>del ojo debe estar en<text:s/>modo “abierto”</text:p>
      <text:p text:style-name="P121">Pasos a seguir:</text:p>
      <text:p text:style-name="P122">1_ Apretar el<text:s/>botón<text:s/>del ojo</text:p>
      <text:p text:style-name="P123">Resultado esperado: Se<text:s/>ocultará<text:s/>la contraseña</text:p>
      <text:p text:style-name="P124">Prioridad: Media</text:p>
      <text:p text:style-name="P125"><text:tab/></text:p>
      <text:p text:style-name="P126">ID: 13</text:p>
      <text:p text:style-name="P127">Título: Apretar el botón de “continuar con<text:s/>Google”<text:s/></text:p>
      <text:p text:style-name="Standard"><text:span text:style-name="T128">Descripción:</text:span></text:p>
      <text:p text:style-name="P129">Precondiciones + Postcondiciones: Estar en<text:s/>el<text:s/>apartado de inicio de sesión</text:p>
      <text:p text:style-name="P130">Pasos a seguir:</text:p>
      <text:p text:style-name="P131">1_ Apretar el botón “continuar con Google”</text:p>
      <text:p text:style-name="P132">Resultado esperado:<text:s/>Ser redirigido a otra pestaña para seleccionar la cuenta.</text:p>
      <text:p text:style-name="P133">Prioridad:<text:s/>Alta</text:p>
      <text:p text:style-name="Standard"><text:span text:style-name="T134"><text:tab/></text:span></text:p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language="es" fo:country="AR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 Torrico</dc:creator>
    <meta:creation-date>2024-06-07T19:20:00Z</meta:creation-date>
    <dc:date>2024-06-28T01:33:00Z</dc:date>
    <meta:template xlink:href="Normal" xlink:type="simple"/>
    <meta:editing-cycles>24</meta:editing-cycles>
    <meta:editing-duration>PT4980S</meta:editing-duration>
    <meta:document-statistic meta:page-count="3" meta:paragraph-count="8" meta:word-count="647" meta:character-count="4202" meta:row-count="29" meta:non-whitespace-character-count="3563"/>
  </office:meta>
</office:document-meta>
</file>